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54in"/>
    </style:style>
    <style:style style:name="co2" style:family="table-column">
      <style:table-column-properties fo:break-before="auto" style:column-width="0.889in"/>
    </style:style>
    <style:style style:name="co3" style:family="table-column">
      <style:table-column-properties fo:break-before="auto" style:column-width="3.2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ert" table:style-name="ta1">
        <table:table-column table:style-name="co1" table:default-cell-style-name="Default"/>
        <table:table-column table:style-name="co2" table:number-columns-repeated="4" table:default-cell-style-name="Default"/>
        <table:table-row table:style-name="ro1">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HSI</text:p>
          </table:table-cell>
          <table:table-cell office:value-type="float" office:value="2023" calcext:value-type="float">
            <text:p>2023</text:p>
          </table:table-cell>
          <table:table-cell table:number-columns-repeated="2"/>
          <table:table-cell office:value-type="string" calcext:value-type="string">
            <text:p>CPR, AED, and First Aid</text:p>
          </table:table-cell>
        </table:table-row>
        <table:table-row table:style-name="ro1">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Clinical Best Practices for HIV Prevention: PEP &amp; PrEP</text:p>
          </table:table-cell>
        </table:table-row>
        <table:table-row table:style-name="ro1">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arm Reduction</text:p>
          </table:table-cell>
        </table:table-row>
        <table:table-row table:style-name="ro1">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The Trans Health Series: Building Blocks for Trans and Gender Diverse Care</text:p>
          </table:table-cell>
        </table:table-row>
        <table:table-row table:style-name="ro1">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Optimizing Antiretroviral Therapy to Maintain Viral Suppression</text:p>
          </table:table-cell>
        </table:table-row>
        <table:table-row table:style-name="ro1">
          <table:table-cell office:value-type="string" calcext:value-type="string">
            <text:p>University of Washington Infectious Diseases Education &amp; Assessment</text:p>
          </table:table-cell>
          <table:table-cell office:value-type="float" office:value="2022" calcext:value-type="float">
            <text:p>2022</text:p>
          </table:table-cell>
          <table:table-cell table:number-columns-repeated="2"/>
          <table:table-cell office:value-type="string" calcext:value-type="string">
            <text:p>National Hepatitis B Curriculum</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rch</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office:value-type="string" calcext:value-type="string">
            <text:p>Cornell Unive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3" table:default-cell-style-name="Default"/>
        <table:table-column table:style-name="co2" table:number-columns-repeated="4"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 063843</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Prescriptive authority per protocol compendium including contraception, tobacco cessation, PEP, &amp; PrEP</text:p>
          </table:table-cell>
        </table:table-row>
      </table:table>
      <table:table table:name="edu" table:style-name="ta1">
        <table:table-column table:style-name="co2"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2"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Sept 2022</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2"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2"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0.5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2"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2"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2"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7">00/00/0000</text:date>, <text:time style:data-style-name="N2" text:time-value="14:29:47.6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3-04-27T16:20:21.320000000</dc:date>
    <meta:editing-duration>PT5H57S</meta:editing-duration>
    <meta:editing-cycles>46</meta:editing-cycles>
    <meta:document-statistic meta:table-count="9" meta:cell-count="491" meta:object-count="0"/>
  </office:meta>
</office:document-meta>
</file>